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84b" officeooo:paragraph-rsid="001f884b"/>
    </style:style>
    <style:style style:name="P2" style:family="paragraph" style:parent-style-name="Standard">
      <style:text-properties officeooo:rsid="001f884b" officeooo:paragraph-rsid="001f884b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timization Report</text:p>
      <text:p text:style-name="P1"/>
      <text:p text:style-name="P1">Issues Corrected</text:p>
      <text:p text:style-name="P1">Accessibility<text:tab/>Contrast ratio between foreground and background colors<text:tab/>is 1.6:1</text:p>
      <text:p text:style-name="P1"><text:tab/>Achieve 4.5:1 ratio<text:tab/>change contrast ration between foreground and background elements.</text:p>
      <text:p text:style-name="P1"/>
      <text:p text:style-name="P1">SEO<text:tab/>don’t use meta tag keywords<text:tab/>outdated, can hurt SEO ranking<text:tab/>don’t use<text:tab/>remove excessive keywords from meta tags.</text:p>
      <text:p text:style-name="P1"/>
      <text:p text:style-name="P1">Accessibility<text:tab/>Keyboard navigation<text:tab/>not all components are accessible using keyboard<text:tab/>implement keyboard navigation<text:tab/>make every major element in the page accessible via keyboard.</text:p>
      <text:p text:style-name="P1"/>
      <text:p text:style-name="P1">Accessibility<text:tab/>highlight focused component<text:tab/>need indication that a component has focus<text:tab/>there should an indication that an element is currently focused.<text:tab/>add focus highlight to major elements in page.</text:p>
      <text:p text:style-name="P1"/>
      <text:p text:style-name="P1">SEO<text:tab/>keyword stuffing in html<text:tab/>keyword stuffing is unnecessary and can be detrimental to </text:p>
      <text:p text:style-name="P1"/>
      <text:p text:style-name="P1">SEO ranking.<text:tab/>don’t do keyword stuffing<text:tab/>remove unneccesary keywords from page.</text:p>
      <text:p text:style-name="P1"/>
      <text:p text:style-name="P1">Accessibility<text:tab/>Alternative text for images<text:tab/>some images don’t have meaningful alternative text<text:tab/>provide meaningful alternative text<text:tab/>implement meaningful alternative text</text:p>
      <text:p text:style-name="P1"/>
      <text:p text:style-name="P1">SEO<text:tab/>Semantic blocks<text:tab/>no semantic blocks are used<text:tab/>make use of semantic blocks like &lt;body&gt; &lt;section&gt;, etc<text:tab/>implement semantic blocks</text:p>
      <text:p text:style-name="P1"/>
      <text:p text:style-name="P1">Accessibility<text:tab/>Descriptive links<text:tab/>link for contact page is “page 2”. <text:s/><text:tab/>text should be descriptive of purpose of page<text:tab/>change link text to meaningful descriptive text.</text:p>
      <text:p text:style-name="P1"/>
      <text:p text:style-name="P1">Accessibility<text:tab/>loss of content when resizing page<text:tab/>some text gets cutoff when page size is decreased<text:tab/>make all elements of page responsive to page resizing<text:tab/>implement layout change when reducing size of page</text:p>
      <text:p text:style-name="P1"/>
      <text:p text:style-name="P2">Accessibility<text:tab/>Language of page<text:tab/>set to ‘Default’ which may be “unknown” in some circumstances<text:tab/>set to “en”<text:tab/>set to specific language of page</text:p>
      <text:p text:style-name="P1"/>
      <text:p text:style-name="P1">Accessibility<text:tab/>label for input form fields<text:tab/>some form fields are not linked to its label<text:tab/>link label to form field<text:tab/>set label “for” field to input form field</text:p>
      <text:p text:style-name="P1"/>
      <text:p text:style-name="P1">SEO<text:tab/>correct jscript urls<text:tab/>some jscript urls are incorrect<text:tab/>correct jscript urls <text:tab/>change url links to jscripts files</text:p>
      <text:p text:style-name="P1"/>
      <text:p text:style-name="P1">SEO<text:tab/>minimize jscript file size<text:tab/>unneccesarily large jscript files<text:tab/>jscript files should be as small as possible<text:tab/>eliminate any jscript code not us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0:06:55.449346692</meta:creation-date>
    <dc:date>2024-11-08T11:59:47.227701945</dc:date>
    <meta:editing-duration>PT1H17M38S</meta:editing-duration>
    <meta:editing-cycles>1</meta:editing-cycles>
    <meta:document-statistic meta:table-count="0" meta:image-count="0" meta:object-count="0" meta:page-count="1" meta:paragraph-count="17" meta:word-count="311" meta:character-count="2057" meta:non-whitespace-character-count="1758"/>
    <meta:generator>LibreOffice/24.8.2.1$Linux_X86_64 LibreOffice_project/41740883c77b073d14011387305cb18c71aed59b</meta:generator>
  </office:meta>
</office:document-meta>
</file>